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3">
      <style:text-properties fo:font-weight="normal" style:font-weight-asian="normal" style:font-weight-complex="normal"/>
    </style:style>
    <style:style style:name="P5" style:family="paragraph" style:parent-style-name="Standard" style:list-style-name="L4">
      <style:text-properties fo:font-weight="normal" style:font-weight-asian="normal" style:font-weight-complex="normal"/>
    </style:style>
    <style:style style:name="P6" style:family="paragraph" style:parent-style-name="Standard" style:list-style-name="L5">
      <style:text-properties fo:font-weight="normal" style:font-weight-asian="normal" style:font-weight-complex="normal"/>
    </style:style>
    <style:style style:name="P7" style:family="paragraph" style:parent-style-name="Standard" style:list-style-name="L6"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break-before="page"/>
      <style:text-properties fo:font-weight="bold" style:font-weight-asian="bold" style:font-weight-complex="bold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Notre modèle a été divisé en 5 sous modèles décrits dans les paragraphes suivants. Ces sous-modèles répondent aux cas d’utilisation repérés lors de la phase d’analyse.</text:p>
      <text:p text:style-name="Standard"/>
      <text:list xml:id="list8460971357967392577" text:style-name="L1">
        <text:list-item>
          <text:p text:style-name="P2">La gestion des inscriptions</text:p>
        </text:list-item>
      </text:list>
      <text:p text:style-name="Standard">La gestion des inscriptions comporte 6 entités:</text:p>
      <text:list xml:id="list3300369031115104770" text:style-name="L2">
        <text:list-item>
          <text:list>
            <text:list-item>
              <text:p text:style-name="P1">"Cycliste": Cette entité représente une personne physique. Elle contient les informations relatives à chaque personne. </text:p>
            </text:list-item>
            <text:list-item>
              <text:p text:style-name="P1">"Participant": Cette entité représente un cycliste qui participe à un tour. C'est pour ça qu'elle contient des informations fixes durant le tour mais qui peuvent changer d'un an à l'autre (numéro de dossard, poids, ...). Elle permet aussi de guarder le temps général et les points accumulés durant un tour.</text:p>
            </text:list-item>
            <text:list-item>
              <text:p text:style-name="P1">"Tour": Cette dans cette entité qu'on guarde les informations concernant un tour, surtout l'année et l'édition.</text:p>
            </text:list-item>
            <text:list-item>
              <text:p text:style-name="P1">"Equipe": Une équipe est représenté par un numéro et un nom. Elle est relative au tour et contient un ou plusieurs participants. </text:p>
            </text:list-item>
            <text:list-item>
              <text:p text:style-name="P1">"Pays": Chaque <text:span text:style-name="T1">équipe</text:span> et chaque cycliste est associé à un pays contenu dans cette entité</text:p>
            </text:list-item>
            <text:list-item>
              <text:p text:style-name="P1">"Directeur sportif": Chaque équipe et dirigée par un ou deux directeurs sportifs. (<text:span text:style-name="T1">role d'un directeur sportif??</text:span>)</text:p>
            </text:list-item>
            <text:list-item>
              <text:p text:style-name="P1">"Sponsor": Cette entité conctient les informations concernant un sponsor(numéro, nom et acronyme). Chaque équipe est sponsorisé par un sponsor. Ce dernier peut sponsoriser plusieurs équipe.</text:p>
            </text:list-item>
          </text:list>
        </text:list-item>
      </text:list>
      <text:list xml:id="list29363359" text:continue-list="list8460971357967392577" text:style-name="L1">
        <text:list-header>
          <text:p text:style-name="P2"/>
        </text:list-header>
        <text:list-item>
          <text:p text:style-name="P2">La gestion de la course</text:p>
        </text:list-item>
      </text:list>
      <text:p text:style-name="P3">La gestion de la course contient <text:span text:style-name="T1">3</text:span> entités:<office:annotation><dc:creator>Yassine OUAAMOU</dc:creator><dc:date>2014-04-17T09:00:58.02</dc:date><text:p text:style-name="P9"><text:span text:style-name="T2">Entités Pays et Tour???</text:span></text:p></office:annotation></text:p>
      <text:list xml:id="list7712519558699592348" text:style-name="L3">
        <text:list-item>
          <text:list>
            <text:list-item>
              <text:p text:style-name="P4">"Etape": Cette entité représentente une étape d'un tour défini. </text:p>
            </text:list-item>
            <text:list-item>
              <text:p text:style-name="P4">"Type Etape": Chaque Etape est <text:span text:style-name="T1">distingué</text:span> d'un type d'étape</text:p>
            </text:list-item>
            <text:list-item>
              <text:p text:style-name="P4">"Ville": Toute étape prend début et fin dans une ville. Une ville se situe dans un pays</text:p>
            </text:list-item>
          </text:list>
        </text:list-item>
      </text:list>
      <text:list xml:id="list29363266" text:continue-list="list29363359" text:style-name="L1">
        <text:list-header>
          <text:p text:style-name="P2"/>
        </text:list-header>
        <text:list-item>
          <text:p text:style-name="P2">La gestion du classement</text:p>
        </text:list-item>
      </text:list>
      <text:p text:style-name="P3">La gestion du classement contient <text:span text:style-name="T1">4</text:span> entités:</text:p>
      <text:list xml:id="list3477136166080559295" text:style-name="L4">
        <text:list-item>
          <text:list>
            <text:list-item>
              <text:p text:style-name="P5">"Maillot": Cette entité représente les différents maillots qu'on peut peut trouver dans les compétitions de cyclisme.</text:p>
            </text:list-item>
            <text:list-item>
              <text:p text:style-name="P5">"Point Passage": Une étape est contituée de plusieurs points de passage. Ce dernier est relatif à une étape et se situe dans une ville. A chaque passage par un point, un classement est fait</text:p>
            </text:list-item>
            <text:list-item>
              <text:p text:style-name="P5">"Catégorie": Les points de passage sont classifiés par catégorie</text:p>
            </text:list-item>
            <text:list-item>
              <text:p text:style-name="P5">"Barème": Cette entité contient le nombre de points pour une place donnée pour une catégorie de point de passage. Elle est relative à l'entité Catégorie</text:p>
              <text:p text:style-name="P5"/>
            </text:list-item>
          </text:list>
        </text:list-item>
      </text:list>
      <text:list xml:id="list29350776" text:continue-list="list29363266" text:style-name="L1">
        <text:list-item>
          <text:p text:style-name="P2">La gestion du cycliste le plus combatif</text:p>
        </text:list-item>
      </text:list>
      <text:p text:style-name="P3">La gestion du cycliste le plus combatif <text:s/>introduit une nouvelle entité:</text:p>
      <text:list xml:id="list8008691605516155295" text:style-name="L5">
        <text:list-item>
          <text:list>
            <text:list-item>
              <text:p text:style-name="P6">"Spécialiste": Chaque spécialiste vote à chaque étape pour un seul participant. Ce qui permet de déterminer qui est le cycliste le plus combatif d'une étape. A la fin du tour, les spécialiste vote pour déterminer un cyliste super combatif.</text:p>
            </text:list-item>
          </text:list>
        </text:list-item>
      </text:list>
      <text:p text:style-name="P3"/>
      <text:list xml:id="list29364924" text:continue-list="list29350776" text:style-name="L1">
        <text:list-header>
          <text:p text:style-name="P2"/>
        </text:list-header>
        <text:list-item>
          <text:p text:style-name="P8">La gestion du controle de dopage</text:p>
        </text:list-item>
      </text:list>
      <text:p text:style-name="P3">La gestion du controle de dopage ajoute une seule entité:</text:p>
      <text:list xml:id="list5286694608132852386" text:style-name="L6">
        <text:list-item>
          <text:list>
            <text:list-item>
              <text:p text:style-name="P7">"Controle": Un controle a lieu à une date défini et concerne un participan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31S</meta:editing-duration>
    <meta:editing-cycles>32</meta:editing-cycles>
    <meta:generator>OpenOffice/4.0.1$Win32 OpenOffice.org_project/401m5$Build-9714</meta:generator>
    <dc:date>2014-04-17T09:19:56.56</dc:date>
    <dc:creator>Yassine OUAAMOU</dc:creator>
    <meta:document-statistic meta:table-count="0" meta:image-count="0" meta:object-count="0" meta:page-count="2" meta:paragraph-count="27" meta:word-count="447" meta:character-count="2703"/>
    <meta:user-defined meta:name="Info 1"/>
    <meta:user-defined meta:name="Info 2"/>
    <meta:user-defined meta:name="Info 3"/>
    <meta:user-defined meta:name="Info 4"/>
  </office:meta>
</office:document-meta>
</file>